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605" officeooo:paragraph-rsid="00062605"/>
    </style:style>
    <style:style style:name="P2" style:family="paragraph" style:parent-style-name="Heading_20_1">
      <style:text-properties officeooo:rsid="00062605" officeooo:paragraph-rsid="00062605"/>
    </style:style>
    <style:style style:name="P3" style:family="paragraph" style:parent-style-name="Text_20_body">
      <style:text-properties officeooo:rsid="00062605" officeooo:paragraph-rsid="00062605"/>
    </style:style>
    <style:style style:name="P4" style:family="paragraph" style:parent-style-name="Text_20_body">
      <style:text-properties officeooo:rsid="0006b191" officeooo:paragraph-rsid="0006b191"/>
    </style:style>
    <style:style style:name="P5" style:family="paragraph" style:parent-style-name="Text_20_body">
      <style:text-properties officeooo:rsid="00096b83" officeooo:paragraph-rsid="00096b83"/>
    </style:style>
    <style:style style:name="P6" style:family="paragraph" style:parent-style-name="Heading_20_1">
      <style:text-properties officeooo:rsid="000ae98f" officeooo:paragraph-rsid="000ae98f"/>
    </style:style>
    <style:style style:name="P7" style:family="paragraph" style:parent-style-name="Text_20_body">
      <style:text-properties officeooo:rsid="000ae98f" officeooo:paragraph-rsid="000ae98f"/>
    </style:style>
    <style:style style:name="P8" style:family="paragraph" style:parent-style-name="Text_20_body">
      <style:text-properties officeooo:rsid="000b2b97" officeooo:paragraph-rsid="000b2b97"/>
    </style:style>
    <style:style style:name="P9" style:family="paragraph" style:parent-style-name="Text_20_body">
      <style:text-properties officeooo:rsid="000bd930" officeooo:paragraph-rsid="000bd930"/>
    </style:style>
    <style:style style:name="T1" style:family="text">
      <style:text-properties fo:color="#8d1d75" loext:opacity="100%"/>
    </style:style>
    <style:style style:name="T2" style:family="text">
      <style:text-properties fo:color="#ff4000" loext:opacity="100%"/>
    </style:style>
    <style:style style:name="T3" style:family="text">
      <style:text-properties fo:color="#784b04" loext:opacity="100%"/>
    </style:style>
    <style:style style:name="T4" style:family="text">
      <style:text-properties fo:color="#000000" loext:opacity="100%" officeooo:rsid="00111bde"/>
    </style:style>
    <style:style style:name="T5" style:family="text">
      <style:text-properties fo:color="#000000" loext:opacity="100%" officeooo:rsid="001807c3"/>
    </style:style>
    <style:style style:name="T6" style:family="text">
      <style:text-properties fo:color="#ffbf00" loext:opacity="100%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11dfab"/>
    </style:style>
    <style:style style:name="T9" style:family="text">
      <style:text-properties fo:color="#729fcf" loext:opacity="100%"/>
    </style:style>
    <style:style style:name="T10" style:family="text">
      <style:text-properties fo:color="#000000" loext:opacity="100%" officeooo:rsid="001444c5"/>
    </style:style>
    <style:style style:name="T11" style:family="text">
      <style:text-properties fo:color="#168253" loext:opacity="100%"/>
    </style:style>
    <style:style style:name="T12" style:family="text">
      <style:text-properties fo:color="#000000" loext:opacity="100%" officeooo:rsid="0018afa2"/>
    </style:style>
    <style:style style:name="T13" style:family="text">
      <style:text-properties fo:color="#ffff00" loext:opacity="100%"/>
    </style:style>
    <style:style style:name="T14" style:family="text">
      <style:text-properties fo:color="#000000" loext:opacity="100%" officeooo:rsid="00162fb4"/>
    </style:style>
    <style:style style:name="T15" style:family="text">
      <style:text-properties fo:color="#ffff6d" loext:opacity="100%" fo:background-color="#000000" loext:char-shading-value="0"/>
    </style:style>
    <style:style style:name="T16" style:family="text">
      <style:text-properties fo:color="#55308d" loext:opacity="100%"/>
    </style:style>
    <style:style style:name="T17" style:family="text">
      <style:text-properties fo:color="#c9211e" loext:opacity="100%"/>
    </style:style>
    <style:style style:name="T18" style:family="text">
      <style:text-properties fo:color="#bbe33d" loext:opacity="100%"/>
    </style:style>
    <style:style style:name="T19" style:family="text">
      <style:text-properties officeooo:rsid="0018afa2"/>
    </style:style>
    <style:style style:name="T20" style:family="text">
      <style:text-properties fo:color="#ffff6d" loext:opacity="100%" officeooo:rsid="000bd930" fo:background-color="#000000" loext:char-shading-value="0"/>
    </style:style>
    <style:style style:name="T21" style:family="text">
      <style:text-properties fo:color="#2a6099" loext:opacity="100%"/>
    </style:style>
    <style:style style:name="T22" style:family="text">
      <style:text-properties officeooo:rsid="000c1fb8"/>
    </style:style>
    <style:style style:name="T23" style:family="text">
      <style:text-properties officeooo:rsid="0018c8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o time.</text:p>
      <text:p text:style-name="P1"/>
      <text:h text:style-name="P2" text:outline-level="1">Animals:</text:h>
      <text:p text:style-name="P3">Bear of Justice: <text:span text:style-name="T1">Muscle &amp; Multiply</text:span>/<text:span text:style-name="T2">Shell &amp; Sway</text:span><text:span text:style-name="T3"> </text:span><text:span text:style-name="T4">“A chubby bear who tries to be Superman. Duh. </text:span><text:span text:style-name="T5">It has a cape, a bottle of honey with a stick that it eats from time to time, some goggles and is brown.</text:span><text:span text:style-name="T4">”</text:span></text:p>
      <text:p text:style-name="P3">Godly Retriver: <text:span text:style-name="T2">Shell &amp; Sway</text:span>/<text:span text:style-name="T6">Gain &amp; Replenish </text:span><text:span text:style-name="T7">“</text:span><text:span text:style-name="T8">A Dog who is the pet of aincent greek gods. </text:span><text:span text:style-name="T5">İts a normal golden retriver with godly white ang gold wings,a helment and a armour.</text:span><text:span text:style-name="T7">”</text:span></text:p>
      <text:p text:style-name="P3">Shuzin-Neko: <text:span text:style-name="T9">Think &amp; Live</text:span>/<text:span text:style-name="T6">Gain &amp; Replenish </text:span><text:span text:style-name="T7">“</text:span><text:span text:style-name="T8">A </text:span><text:span text:style-name="T10">cute </text:span><text:span text:style-name="T8">adult catgirl that even the robot</text:span><text:span text:style-name="T5">s</text:span><text:span text:style-name="T8"> find attractive. </text:span><text:span text:style-name="T5">She has a anime-like cutesy design which is sexy but not naked.</text:span><text:span text:style-name="T7">”</text:span></text:p>
      <text:p text:style-name="P3">The Great Eagle:<text:span text:style-name="T1">Muscle &amp; Multiply</text:span>/<text:span text:style-name="T11">Grow &amp; Blow </text:span><text:span text:style-name="T7">“</text:span><text:span text:style-name="T8">A eagle that Abraham Lincon and Goerge Washington once owned. </text:span><text:span text:style-name="T5">Its a bald eagle with a side of American nationalism.</text:span><text:span text:style-name="T7">”</text:span></text:p>
      <text:p text:style-name="P4">Beetle of the Century:<text:span text:style-name="T9">Think &amp; Live</text:span>/<text:span text:style-name="T1">Muscle &amp; Multiply </text:span><text:span text:style-name="T7">“</text:span><text:span text:style-name="T8">A beetle who has infested every house ever. </text:span><text:span text:style-name="T5">He is a silverfish with a lot of daggers and a Italian bug mafia on his side.</text:span><text:span text:style-name="T7">”</text:span></text:p>
      <text:p text:style-name="P4">President Gorilla: <text:span text:style-name="T11">Grow &amp; Blow</text:span>/<text:span text:style-name="T2">Shell &amp; Sway </text:span><text:span text:style-name="T7">“</text:span><text:span text:style-name="T8">A big gorilla who ran president for the U.</text:span><text:span text:style-name="T12">K</text:span><text:span text:style-name="T8"> for 8 years. </text:span><text:span text:style-name="T12">He is black and has a tophat with a monicle and drinks tea all day.</text:span><text:span text:style-name="T7">”</text:span></text:p>
      <text:p text:style-name="P4">Super-Penguin: <text:span text:style-name="T11">Grow &amp; Blow</text:span>/<text:span text:style-name="T9">Think &amp; Live </text:span><text:span text:style-name="T7">“</text:span><text:span text:style-name="T8">A penguin that single-handedly revived Antartica. </text:span><text:span text:style-name="T12">Has a cape, a lot of snow and a icepick.</text:span><text:span text:style-name="T7">”</text:span></text:p>
      <text:p text:style-name="P5"><text:span text:style-name="T7">Mutated Bunny: </text:span><text:span text:style-name="T11">Grow &amp; Blow</text:span>/<text:span text:style-name="T6">Gain &amp; Replenish </text:span><text:span text:style-name="T7">“</text:span><text:span text:style-name="T8">A bunny who has gone through 38 important experiments to be here. </text:span><text:span text:style-name="T12">Has very weird mutations like multiple body parts, radioactive coughs,a octopus arm and many more freakish things.</text:span><text:span text:style-name="T7">”</text:span></text:p>
      <text:p text:style-name="P5"><text:span text:style-name="T7">Iron-Rex:</text:span><text:span text:style-name="T3"> </text:span><text:span text:style-name="T2">Shell &amp; Sway</text:span>/<text:span text:style-name="T9">Think &amp; Live </text:span><text:span text:style-name="T7">“</text:span><text:span text:style-name="T10">A dinosauar who has the newest plate armor and the newest tech helmets that most people dont even see. </text:span><text:span text:style-name="T12">It has a cyborg like look with a bunch of high tech stuff sticking out.</text:span><text:span text:style-name="T7">”</text:span></text:p>
      <text:p text:style-name="P5"><text:span text:style-name="T7">Grand </text:span><text:span text:style-name="T10">Dragon</text:span><text:span text:style-name="T7">:</text:span><text:span text:style-name="T13"> </text:span><text:span text:style-name="T6">Gain &amp; Replenish</text:span>/<text:span text:style-name="T1">Muscle &amp; Multiply </text:span><text:span text:style-name="T7">“</text:span><text:span text:style-name="T10">A </text:span><text:span text:style-name="T14">modern</text:span><text:span text:style-name="T10"> dragon who lives in a </text:span><text:span text:style-name="T14">modern </text:span><text:span text:style-name="T10">villa and is obsessed with colletible stuff. </text:span><text:span text:style-name="T12">She is green, has a lot of stickers oh her body and also carries 2 large bags with stupid collectible stuff.</text:span><text:span text:style-name="T7">”</text:span></text:p>
      <text:h text:style-name="P6" text:outline-level="1">Robots:</text:h>
      <text:p text:style-name="P7">Super-Gbot: <text:span text:style-name="T15">Electric</text:span>/<text:span text:style-name="T16">Sinister</text:span> “Super-Gbot is a generic robot that tries to look like superman.”</text:p>
      <text:p text:style-name="P8">Hacky Modem: <text:span text:style-name="T17">Hard-Hitter</text:span>/<text:span text:style-name="T18">Wild</text:span> “Hacky modem is a high tech modem that edgy script kiddies use. <text:span text:style-name="T19">Its has <text:s/>8 anntenae, a skull in the middle and 2 of its anntena are wands.</text:span>”</text:p>
      <text:p text:style-name="P8">Open Circut: <text:span text:style-name="T20">Electric</text:span>/<text:span text:style-name="T21">Protector</text:span> “Open circuit is a <text:span text:style-name="T19">breadboard</text:span> with a lot of components in it and has a electric arc as its face.”</text:p>
      <text:p text:style-name="P8">HeroGPT: <text:span text:style-name="T15">Electric</text:span>/<text:span text:style-name="T17">Hard-Hitter</text:span> “HeroGPT is a scientists PC with a smart AI in it. <text:span text:style-name="T19">It has a monochrome CRT, a lot of notes and folders around it and is pretty busy looking.</text:span>”</text:p>
      <text:p text:style-name="P8">D0G-KA2: <text:span text:style-name="T18">Wild</text:span>/<text:span text:style-name="T21">Protector</text:span> “D0G-KA2 is a robotic modern dog that you had seen before. <text:span text:style-name="T19">Its has a modern design and has high strengh lightweight legs.</text:span>”</text:p>
      <text:p text:style-name="P9"><text:soft-page-break/>Nano-Gang: <text:span text:style-name="T17">Hard-Hitter</text:span>/<text:span text:style-name="T16">Sinister</text:span> “Nano-Gang is a self cloning nano virus that can multiply at will. <text:span text:style-name="T19">Its a bunch of octagonal core with 4 spider like legs at the bottom nanobot that make one big nanobot with the same looks.</text:span>”</text:p>
      <text:p text:style-name="P9">God Slaying Mech: <text:span text:style-name="T16">Sinister</text:span>/<text:span text:style-name="T21">Protector</text:span> “God Slaying Mech is a generic big anime mech that resembles the mechs from neon genesis evangelion.”</text:p>
      <text:p text:style-name="P9">QuantumRipper PX9000: <text:span text:style-name="T15">Electric</text:span>/<text:span text:style-name="T18">Wild</text:span> “QuantumRipper PX900 is a server used for cracking the hardest passwords and keeping the biggest governments alive. <text:span text:style-name="T19">A 20 rack server with a bunch of units, routers and wires going to the top.</text:span>”</text:p>
      <text:p text:style-name="P9"><text:span text:style-name="T22">Deforsestation Actuator: </text:span><text:span text:style-name="T18">Wild</text:span>/<text:span text:style-name="T16">Sinister</text:span> “Deforestation Actuator is a big heavy duty machine used to turn giant trees into dust. <text:span text:style-name="T19">Its a big shedder with 2 claw hands.</text:span>”</text:p>
      <text:p text:style-name="P9"><text:span text:style-name="T22">KnockaBrix Nv2: </text:span><text:span text:style-name="T21">Protector</text:span>/<text:span text:style-name="T17">Hard-Hitter</text:span> “KnockaBrix Nv2 is a boxer robot known to beat Muhammad Ali once. <text:span text:style-name="T23">Its lightweight, humanoid robot made in the late 1970s.</text:span>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21:35:00.731051996</meta:creation-date>
    <dc:date>2024-12-16T21:38:48.037276257</dc:date>
    <meta:editing-duration>PT2H54M8S</meta:editing-duration>
    <meta:editing-cycles>13</meta:editing-cycles>
    <meta:generator>LibreOffice/24.8.3.2$Linux_X86_64 LibreOffice_project/480$Build-2</meta:generator>
    <meta:document-statistic meta:table-count="0" meta:image-count="0" meta:object-count="0" meta:page-count="2" meta:paragraph-count="23" meta:word-count="606" meta:character-count="3510" meta:non-whitespace-character-count="2926"/>
  </office:meta>
</office:document-meta>
</file>